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63cm" fo:min-width="2.272cm"/>
    </style:style>
    <style:style style:name="gr2" style:family="graphic" style:parent-style-name="standard">
      <style:graphic-properties draw:textarea-horizontal-align="justify" draw:textarea-vertical-align="middle" draw:auto-grow-height="false" fo:min-height="0.663cm" fo:min-width="2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663cm" fo:min-width="2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662cm" fo:min-width="2.27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909cm" fo:min-width="1.65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8cm" fo:min-width="1.284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882cm" fo:min-width="1.2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4.8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62cm" fo:min-width="2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5cm" fo:min-width="1.4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4cm" fo:min-width="1.42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53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1.36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2.772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0.9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0.9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4cm" fo:min-width="0.91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cm" fo:min-width="1.369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772cm" svg:height="0.913cm" svg:x="12.562cm" svg:y="0.7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775cm" svg:height="0.913cm" svg:x="20.508cm" svg:y="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72cm" svg:height="0.913cm" svg:x="12.562cm" svg:y="7.2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776cm" svg:height="0.913cm" svg:x="20.674cm" svg:y="7.2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772cm" svg:height="0.912cm" draw:transform="rotate (1.5707963267949) translate (17.64cm 5.772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562cm" svg:y1="1.235cm" svg:x2="9.821cm" svg:y2="3.002cm" draw:start-shape="id1" draw:start-glue-point="3" draw:end-shape="id2" draw:end-glue-point="4" svg:d="M12562 1235h-2741v1767" svg:viewBox="0 0 2742 1768">
          <text:p/>
        </draw:connector>
        <draw:connector draw:style-name="gr5" draw:text-style-name="P1" draw:layer="layout" svg:x1="9.821cm" svg:y1="6.053cm" svg:x2="12.562cm" svg:y2="7.693cm" draw:start-shape="id2" draw:start-glue-point="8" draw:end-shape="id3" draw:end-glue-point="3" svg:d="M9821 6053v1640h2741" svg:viewBox="0 0 2742 1641">
          <text:p/>
        </draw:connector>
        <draw:connector draw:style-name="gr5" draw:text-style-name="P1" draw:layer="layout" draw:line-skew="0.777cm" svg:x1="25.591cm" svg:y1="12.379cm" svg:x2="18.081cm" svg:y2="13.269cm" draw:start-shape="id4" draw:start-glue-point="2" draw:end-shape="id5" draw:end-glue-point="6" svg:d="M25591 12379v2169h-7510v-1279" svg:viewBox="0 0 7511 2170">
          <text:p/>
        </draw:connector>
        <draw:connector draw:style-name="gr5" draw:text-style-name="P1" draw:layer="layout" svg:x1="15.334cm" svg:y1="7.693cm" svg:x2="20.674cm" svg:y2="7.693cm" draw:start-shape="id3" draw:start-glue-point="1" draw:end-shape="id6" draw:end-glue-point="3" svg:d="M15334 7693h5340" svg:viewBox="0 0 5341 1">
          <text:p/>
        </draw:connector>
        <draw:connector draw:style-name="gr5" draw:text-style-name="P1" draw:layer="layout" svg:x1="18.096cm" svg:y1="5.772cm" svg:x2="20.674cm" svg:y2="7.693cm" draw:start-shape="id7" draw:start-glue-point="3" draw:end-shape="id6" draw:end-glue-point="3" svg:d="M18096 5772v1921h2578" svg:viewBox="0 0 2579 1922">
          <text:p/>
        </draw:connector>
        <draw:connector draw:style-name="gr5" draw:text-style-name="P1" draw:layer="layout" svg:x1="20.508cm" svg:y1="1.235cm" svg:x2="18.096cm" svg:y2="3cm" draw:start-shape="id8" draw:start-glue-point="3" draw:end-shape="id7" draw:end-glue-point="1" svg:d="M20508 1235h-2412v1765" svg:viewBox="0 0 2413 1766">
          <text:p/>
        </draw:connector>
        <draw:custom-shape draw:style-name="gr6" draw:text-style-name="P2" xml:id="id2" draw:id="id2" draw:layer="layout" svg:width="3.049cm" svg:height="3.051cm" svg:x="8.297cm" svg:y="3.00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7" draw:text-style-name="P1" draw:layer="layout" svg:width="3.566cm" svg:height="4.258cm" svg:x="23.822cm" svg:y="2.32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3" draw:layer="layout" svg:x1="25.601cm" svg:y1="3.558cm" svg:x2="25.601cm" svg:y2="5.653cm">
            <text:p/>
          </draw:line>
        </draw:g>
        <draw:custom-shape draw:style-name="gr9" draw:text-style-name="P4" xml:id="id5" draw:id="id5" draw:layer="layout" svg:width="3.564cm" svg:height="4.262cm" svg:x="16.299cm" svg:y="9.007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5.331cm" svg:height="1.846cm" svg:x="18.921cm" svg:y="12.087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5" draw:text-style-name="P6" draw:layer="layout" svg:x1="15.334cm" svg:y1="7.693cm" svg:x2="18.081cm" svg:y2="9.007cm" draw:start-shape="id3" draw:start-glue-point="1" draw:end-shape="id5" draw:end-glue-point="4" svg:d="M15334 7693h2747v1314" svg:viewBox="0 0 2748 1315">
          <text:p/>
        </draw:connector>
        <draw:connector draw:style-name="gr5" draw:text-style-name="P6" draw:layer="layout" svg:x1="15.334cm" svg:y1="1.235cm" svg:x2="18.096cm" svg:y2="3cm" draw:start-shape="id1" draw:start-glue-point="1" draw:end-shape="id7" draw:end-glue-point="1" svg:d="M15334 1235h2762v1765" svg:viewBox="0 0 2763 1766">
          <text:p/>
        </draw:connector>
        <draw:connector draw:style-name="gr5" draw:text-style-name="P6" draw:layer="layout" draw:line-skew="-0.988cm" svg:x1="23.45cm" svg:y1="7.693cm" svg:x2="25.427cm" svg:y2="7.743cm" draw:start-shape="id6" draw:start-glue-point="1" draw:end-shape="id9" draw:end-glue-point="6" svg:d="M23450 7693v50h1977" svg:viewBox="0 0 1978 51">
          <text:p/>
        </draw:connector>
        <draw:connector draw:style-name="gr5" draw:text-style-name="P6" draw:layer="layout" svg:x1="23.283cm" svg:y1="1.235cm" svg:x2="25.605cm" svg:y2="2.322cm" draw:start-shape="id8" draw:start-glue-point="1" draw:end-shape="id10" draw:end-glue-point="0" svg:d="M23283 1235h2322v1087" svg:viewBox="0 0 2323 1088">
          <text:p/>
        </draw:connector>
        <draw:connector draw:style-name="gr5" draw:text-style-name="P6" draw:layer="layout" svg:x1="25.605cm" svg:y1="6.58cm" svg:x2="25.591cm" svg:y2="9.519cm" draw:start-shape="id10" draw:start-glue-point="2" draw:end-shape="id4" draw:end-glue-point="0" svg:d="M25605 6580v1446h-14v1493" svg:viewBox="0 0 15 2940">
          <text:p/>
        </draw:connector>
        <draw:custom-shape draw:style-name="gr11" draw:text-style-name="P1" xml:id="id11" draw:id="id11" draw:layer="layout" svg:width="2.775cm" svg:height="0.912cm" svg:x="12.558cm" svg:y="14.07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2.775cm" svg:height="0.912cm" draw:transform="rotate (1.5707963267949) translate (9.358cm 12.398cm)">
          <text:p/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5.333cm" svg:y1="14.528cm" svg:x2="18.081cm" svg:y2="13.269cm" draw:start-shape="id11" draw:start-glue-point="1" draw:end-shape="id5" draw:end-glue-point="6" svg:d="M15333 14528h2748v-1259" svg:viewBox="0 0 2749 1260">
          <text:p/>
        </draw:connector>
        <draw:connector draw:style-name="gr5" draw:text-style-name="P6" draw:layer="layout" svg:x1="9.814cm" svg:y1="9.623cm" svg:x2="12.562cm" svg:y2="7.693cm" draw:start-shape="id12" draw:start-glue-point="1" draw:end-shape="id3" draw:end-glue-point="3" svg:d="M9814 9623v-1930h2748" svg:viewBox="0 0 2749 1931">
          <text:p/>
        </draw:connector>
        <draw:connector draw:style-name="gr5" draw:text-style-name="P6" draw:layer="layout" svg:x1="9.814cm" svg:y1="12.398cm" svg:x2="12.558cm" svg:y2="14.528cm" draw:start-shape="id12" draw:start-glue-point="3" draw:end-shape="id11" draw:end-glue-point="3" svg:d="M9814 12398v2130h2744" svg:viewBox="0 0 2745 2131">
          <text:p/>
        </draw:connector>
        <draw:frame draw:style-name="gr12" draw:text-style-name="P5" draw:layer="layout" svg:width="2.161cm" svg:height="1.114cm" svg:x="26.418cm" svg:y="9.015cm">
          <draw:text-box>
            <text:p><text:span text:style-name="T2">I</text:span><text:span text:style-name="T5">c</text:span></text:p>
          </draw:text-box>
        </draw:frame>
        <draw:frame draw:style-name="gr13" draw:text-style-name="P7" draw:layer="layout" svg:width="1.925cm" svg:height="1.844cm" svg:x="13.315cm" svg:y="1.692cm">
          <draw:text-box>
            <text:p>R<text:span text:style-name="T6">1</text:span></text:p>
          </draw:text-box>
        </draw:frame>
        <draw:frame draw:style-name="gr14" draw:text-style-name="P7" draw:layer="layout" svg:width="1.924cm" svg:height="1.845cm" svg:x="21.461cm" svg:y="8.15cm">
          <draw:text-box>
            <text:p>R<text:span text:style-name="T6">5</text:span></text:p>
          </draw:text-box>
        </draw:frame>
        <draw:frame draw:style-name="gr15" draw:text-style-name="P7" draw:layer="layout" svg:width="1.924cm" svg:height="1.845cm" svg:x="13.333cm" svg:y="8.15cm">
          <draw:text-box>
            <text:p>R<text:span text:style-name="T6">4</text:span></text:p>
          </draw:text-box>
        </draw:frame>
        <draw:frame draw:style-name="gr13" draw:text-style-name="P7" draw:layer="layout" svg:width="1.925cm" svg:height="1.844cm" svg:x="18.52cm" svg:y="3.928cm">
          <draw:text-box>
            <text:p>R<text:span text:style-name="T6">3</text:span></text:p>
          </draw:text-box>
        </draw:frame>
        <draw:frame draw:style-name="gr16" draw:text-style-name="P7" draw:layer="layout" svg:width="1.924cm" svg:height="1.844cm" svg:x="21.336cm" svg:y="1.692cm">
          <draw:text-box>
            <text:p>R<text:span text:style-name="T6">2</text:span></text:p>
          </draw:text-box>
        </draw:frame>
        <draw:frame draw:style-name="gr14" draw:text-style-name="P7" draw:layer="layout" svg:width="1.924cm" svg:height="1.845cm" svg:x="7.999cm" svg:y="10.309cm">
          <draw:text-box>
            <text:p>R<text:span text:style-name="T6">6</text:span></text:p>
          </draw:text-box>
        </draw:frame>
        <draw:custom-shape draw:style-name="gr17" draw:text-style-name="P6" draw:layer="layout" svg:width="0.388cm" svg:height="0.427cm" svg:x="17.873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9" draw:id="id9" draw:layer="layout" svg:width="0.387cm" svg:height="0.429cm" svg:x="25.427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388cm" svg:height="0.428cm" svg:x="17.874cm" svg:y="1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xml:id="id13" draw:id="id13" draw:layer="layout" svg:width="0.388cm" svg:height="0.429cm" svg:x="9.594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869cm" svg:height="4.2cm" svg:x="16.635cm" svg:y="2.689cm">
          <draw:text-box>
            <text:p><text:span text:style-name="T7">+</text:span></text:p>
            <text:p><text:span text:style-name="T7"/></text:p>
            <text:p><text:span text:style-name="T7">V</text:span><text:span text:style-name="T8">b</text:span></text:p>
            <text:p><text:span text:style-name="T8"/></text:p>
            <text:p><text:span text:style-name="T7">-</text:span></text:p>
          </draw:text-box>
        </draw:frame>
        <draw:line draw:style-name="gr21" draw:text-style-name="P9" draw:layer="layout" svg:x1="10.881cm" svg:y1="9.623cm" svg:x2="10.881cm" svg:y2="12.748cm">
          <text:p/>
        </draw:line>
        <draw:frame draw:style-name="gr22" draw:text-style-name="P10" draw:layer="layout" svg:width="3.041cm" svg:height="3.022cm" svg:x="11.124cm" svg:y="10.309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3" draw:text-style-name="P9" draw:layer="layout" svg:x1="25.592cm" svg:y1="9.519cm" svg:x2="25.592cm" svg:y2="10.47cm">
            <text:p/>
          </draw:line>
          <draw:line draw:style-name="gr23" draw:text-style-name="P9" draw:layer="layout" svg:x1="24.332cm" svg:y1="10.478cm" svg:x2="26.849cm" svg:y2="10.478cm">
            <text:p/>
          </draw:line>
          <draw:line draw:style-name="gr23" draw:text-style-name="P9" draw:layer="layout" svg:x1="24.333cm" svg:y1="11.433cm" svg:x2="26.85cm" svg:y2="11.433cm">
            <text:p/>
          </draw:line>
          <draw:line draw:style-name="gr23" draw:text-style-name="P9" draw:layer="layout" svg:x1="25.592cm" svg:y1="11.428cm" svg:x2="25.592cm" svg:y2="12.379cm">
            <text:p/>
          </draw:line>
        </draw:g>
        <draw:line draw:style-name="gr21" draw:text-style-name="P9" draw:layer="layout" svg:x1="27.32cm" svg:y1="8.693cm" svg:x2="27.32cm" svg:y2="11.818cm">
          <text:p/>
        </draw:line>
        <draw:frame draw:style-name="gr13" draw:text-style-name="P7" draw:layer="layout" svg:width="1.925cm" svg:height="1.844cm" svg:x="23.368cm" svg:y="10.535cm">
          <draw:text-box>
            <text:p>C</text:p>
          </draw:text-box>
        </draw:frame>
        <draw:frame draw:style-name="gr24" draw:text-style-name="P6" draw:layer="layout" svg:width="8.544cm" svg:height="3.135cm" svg:x="0.6cm" svg:y="2.4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25" draw:text-style-name="P9" draw:layer="layout" svg:x1="8.504cm" svg:y1="8.83cm" svg:x2="6.475cm" svg:y2="8.848cm">
            <text:p/>
          </draw:line>
          <draw:line draw:style-name="gr25" draw:text-style-name="P9" draw:layer="layout" svg:x1="8.506cm" svg:y1="8.82cm" svg:x2="6.477cm" svg:y2="8.838cm">
            <text:p/>
          </draw:line>
          <draw:line draw:style-name="gr25" draw:text-style-name="P9" draw:layer="layout" svg:x1="7.03cm" svg:y1="9.238cm" svg:x2="8.038cm" svg:y2="9.238cm">
            <text:p/>
          </draw:line>
          <draw:line draw:style-name="gr25" draw:text-style-name="P9" draw:layer="layout" svg:x1="7.301cm" svg:y1="9.587cm" svg:x2="7.786cm" svg:y2="9.587cm">
            <text:p/>
          </draw:line>
          <draw:line draw:style-name="gr25" draw:text-style-name="P9" draw:layer="layout" svg:x1="7.517cm" svg:y1="8.806cm" svg:x2="7.525cm" svg:y2="7.905cm">
            <text:p/>
          </draw:line>
        </draw:g>
        <draw:connector draw:style-name="gr26" draw:text-style-name="P6" draw:layer="layout" draw:line-skew="0cm 0.389cm" svg:x1="9.594cm" svg:y1="7.743cm" svg:x2="7.49cm" svg:y2="7.905cm" draw:start-shape="id13" draw:start-glue-point="6" draw:end-shape="id14" draw:end-glue-point="0" svg:d="M9594 7743h-519v1h-1585v161" svg:viewBox="0 0 2105 163">
          <text:p/>
        </draw:connector>
        <draw:frame draw:style-name="gr27" draw:text-style-name="P7" draw:layer="layout" svg:width="1.411cm" svg:height="1.594cm" svg:x="9.003cm" svg:y="0.184cm">
          <draw:text-box>
            <text:p>1</text:p>
          </draw:text-box>
        </draw:frame>
        <draw:frame draw:style-name="gr28" draw:text-style-name="P7" draw:layer="layout" svg:width="1.412cm" svg:height="1.594cm" svg:x="17.268cm" svg:y="0.079cm">
          <draw:text-box>
            <text:p>2</text:p>
          </draw:text-box>
        </draw:frame>
        <draw:frame draw:style-name="gr28" draw:text-style-name="P7" draw:layer="layout" svg:width="1.412cm" svg:height="1.594cm" svg:x="25.525cm" svg:y="0.149cm">
          <draw:text-box>
            <text:p>3</text:p>
          </draw:text-box>
        </draw:frame>
        <draw:frame draw:style-name="gr29" draw:text-style-name="P7" draw:layer="layout" svg:width="1.412cm" svg:height="1.595cm" svg:x="18.097cm" svg:y="6.682cm">
          <draw:text-box>
            <text:p>5</text:p>
          </draw:text-box>
        </draw:frame>
        <draw:frame draw:style-name="gr30" draw:text-style-name="P7" draw:layer="layout" svg:width="1.411cm" svg:height="1.593cm" svg:x="9.003cm" svg:y="14.663cm">
          <draw:text-box>
            <text:p>7</text:p>
          </draw:text-box>
        </draw:frame>
        <draw:frame draw:style-name="gr31" draw:text-style-name="P7" draw:layer="layout" svg:width="1.412cm" svg:height="1.593cm" svg:x="17.233cm" svg:y="14.555cm">
          <draw:text-box>
            <text:p>8</text:p>
          </draw:text-box>
        </draw:frame>
        <draw:frame draw:style-name="gr32" draw:text-style-name="P7" draw:layer="layout" svg:width="1.413cm" svg:height="1.594cm" svg:x="25.653cm" svg:y="6.926cm">
          <draw:text-box>
            <text:p>6</text:p>
          </draw:text-box>
        </draw:frame>
        <draw:custom-shape draw:style-name="gr17" draw:text-style-name="P6" draw:layer="layout" svg:width="0.388cm" svg:height="0.427cm" svg:x="9.643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9.643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388cm" svg:height="0.427cm" svg:x="25.391cm" svg:y="1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5" draw:layer="layout" svg:width="3.041cm" svg:height="1.114cm" svg:x="21.851cm" svg:y="5.334cm">
          <draw:text-box>
            <text:p><text:span text:style-name="T2">I</text:span><text:span text:style-name="T5">b</text:span><text:span text:style-name="T2"> = K</text:span><text:span text:style-name="T5">b</text:span><text:span text:style-name="T2"> V</text:span><text:span text:style-name="T5">b</text:span></text:p>
          </draw:text-box>
        </draw:frame>
        <draw:frame draw:style-name="gr34" draw:text-style-name="P7" draw:layer="layout" svg:width="1.162cm" svg:height="1.114cm" svg:x="13.354cm" svg:y="15.957cm">
          <draw:text-box>
            <text:p>R<text:span text:style-name="T6">7</text:span></text:p>
          </draw:text-box>
        </draw:frame>
        <draw:frame draw:style-name="gr34" draw:text-style-name="P7" draw:layer="layout" svg:width="1.162cm" svg:height="1.114cm" svg:x="13.316cm" svg:y="12.958cm">
          <draw:text-box>
            <text:p>R<text:span text:style-name="T6">7</text:span></text:p>
          </draw:text-box>
        </draw:frame>
        <draw:frame draw:style-name="gr35" draw:text-style-name="P11" draw:layer="layout" svg:width="0.875cm" svg:height="0.962cm" svg:x="14.732cm" svg:y="1.778cm">
          <draw:text-box>
            <text:p>+</text:p>
          </draw:text-box>
        </draw:frame>
        <draw:frame draw:style-name="gr35" draw:text-style-name="P11" draw:layer="layout" svg:width="0.714cm" svg:height="0.962cm" svg:x="12.446cm" svg:y="1.778cm">
          <draw:text-box>
            <text:p>-</text:p>
          </draw:text-box>
        </draw:frame>
        <draw:frame draw:style-name="gr35" draw:text-style-name="P11" draw:layer="layout" svg:width="0.875cm" svg:height="0.962cm" svg:x="20.307cm" svg:y="1.678cm">
          <draw:text-box>
            <text:p>+</text:p>
          </draw:text-box>
        </draw:frame>
        <draw:frame draw:style-name="gr35" draw:text-style-name="P11" draw:layer="layout" svg:width="0.714cm" svg:height="0.962cm" svg:x="22.706cm" svg:y="1.632cm">
          <draw:text-box>
            <text:p>-</text:p>
          </draw:text-box>
        </draw:frame>
        <draw:frame draw:style-name="gr35" draw:text-style-name="P11" draw:layer="layout" svg:width="0.875cm" svg:height="0.962cm" svg:x="12.321cm" svg:y="8.045cm">
          <draw:text-box>
            <text:p>+</text:p>
          </draw:text-box>
        </draw:frame>
        <draw:frame draw:style-name="gr35" draw:text-style-name="P11" draw:layer="layout" svg:width="0.714cm" svg:height="0.962cm" svg:x="14.72cm" svg:y="7.999cm">
          <draw:text-box>
            <text:p>-</text:p>
          </draw:text-box>
        </draw:frame>
        <draw:frame draw:style-name="gr35" draw:text-style-name="P11" draw:layer="layout" svg:width="0.875cm" svg:height="0.962cm" svg:x="20.509cm" svg:y="8.074cm">
          <draw:text-box>
            <text:p>+</text:p>
          </draw:text-box>
        </draw:frame>
        <draw:frame draw:style-name="gr35" draw:text-style-name="P11" draw:layer="layout" svg:width="0.714cm" svg:height="0.962cm" svg:x="22.908cm" svg:y="8.028cm">
          <draw:text-box>
            <text:p>-</text:p>
          </draw:text-box>
        </draw:frame>
        <draw:frame draw:style-name="gr36" draw:text-style-name="P8" draw:layer="layout" svg:width="1.869cm" svg:height="3.36cm" svg:x="8.482cm" svg:y="9.398cm">
          <draw:text-box>
            <text:p><text:span text:style-name="T7">+</text:span></text:p>
            <text:p><text:span text:style-name="T7"/></text:p>
            <text:p><text:span text:style-name="T8"/></text:p>
            <text:p><text:span text:style-name="T8"/></text:p>
            <text:p><text:span text:style-name="T7">-</text:span></text:p>
          </draw:text-box>
        </draw:frame>
        <draw:frame draw:style-name="gr35" draw:text-style-name="P11" draw:layer="layout" svg:width="0.875cm" svg:height="0.962cm" svg:x="12.381cm" svg:y="13cm">
          <draw:text-box>
            <text:p>+</text:p>
          </draw:text-box>
        </draw:frame>
        <draw:frame draw:style-name="gr35" draw:text-style-name="P11" draw:layer="layout" svg:width="0.714cm" svg:height="0.962cm" svg:x="14.78cm" svg:y="12.954cm">
          <draw:text-box>
            <text:p>-</text:p>
          </draw:text-box>
        </draw:frame>
        <draw:frame draw:style-name="gr36" draw:text-style-name="P8" draw:layer="layout" svg:width="1.869cm" svg:height="3.36cm" svg:x="24.547cm" svg:y="9.34cm">
          <draw:text-box>
            <text:p><text:span text:style-name="T7">+</text:span></text:p>
            <text:p><text:span text:style-name="T7"/></text:p>
            <text:p><text:span text:style-name="T8"/></text:p>
            <text:p><text:span text:style-name="T8"/></text:p>
            <text:p><text:span text:style-name="T7">-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34:39.460724800</meta:creation-date>
    <meta:editing-duration>PT1H9M50S</meta:editing-duration>
    <meta:editing-cycles>5</meta:editing-cycles>
    <meta:generator>LibreOffice/6.4.6.2$Linux_X86_64 LibreOffice_project/40$Build-2</meta:generator>
    <dc:date>2021-04-03T16:59:09.487490800</dc:date>
    <meta:document-statistic meta:object-count="105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</mn>
                          <mi>,</mi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</mn>
                          <mi>,</mi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